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300000158F87CFD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1cm" svg:stroke-color="#4f81bd" draw:fill="none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71cm" svg:stroke-color="#3a5f8b" draw:fill="solid" draw:fill-color="#00ffff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71cm" svg:stroke-color="#3a5f8b" draw:fill="solid" draw:fill-color="#00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71cm" svg:stroke-color="#3a5f8b" draw:fill="solid" draw:fill-color="#00ffff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svg:stroke-width="0.071cm" svg:stroke-color="#3a5f8b" draw:fill-color="#00ffff" draw:auto-grow-height="false" fo:padding-top="0.16cm" fo:padding-bottom="0.16cm" fo:padding-left="0.285cm" fo:padding-right="0.285cm" fo:wrap-option="wrap"/>
    </style:style>
    <style:style style:name="gr8" style:family="graphic" style:parent-style-name="standard" style:list-style-name="L1">
      <style:graphic-properties svg:stroke-width="0.071cm" svg:stroke-color="#3a5f8b" draw:fill-color="#00ffff" draw:auto-grow-height="false" fo:padding-top="0.16cm" fo:padding-bottom="0.16cm" fo:padding-left="0.285cm" fo:padding-right="0.285cm" fo:wrap-option="wrap"/>
    </style:style>
    <style:style style:name="gr9" style:family="graphic" style:parent-style-name="standard" style:list-style-name="L1">
      <style:graphic-properties svg:stroke-width="0.071cm" svg:stroke-color="#3a5f8b" draw:fill-color="#00ffff" draw:auto-grow-height="false" fo:padding-top="0.16cm" fo:padding-bottom="0.16cm" fo:padding-left="0.285cm" fo:padding-right="0.285cm" fo:wrap-option="wrap"/>
    </style:style>
    <style:style style:name="gr10" style:family="graphic" style:parent-style-name="standard" style:list-style-name="L1">
      <style:graphic-properties svg:stroke-width="0.071cm" svg:stroke-color="#3a5f8b" draw:fill-color="#00ffff" draw:auto-grow-height="false" fo:padding-top="0.16cm" fo:padding-bottom="0.16cm" fo:padding-left="0.285cm" fo:padding-right="0.285cm" fo:wrap-option="wrap"/>
    </style:style>
    <style:style style:name="gr11" style:family="graphic" style:parent-style-name="standard" style:list-style-name="L1">
      <style:graphic-properties svg:stroke-width="0.071cm" svg:stroke-color="#3a5f8b" draw:fill-color="#00ffff" draw:auto-grow-height="false" fo:padding-top="0.16cm" fo:padding-bottom="0.16cm" fo:padding-left="0.285cm" fo:padding-right="0.285cm" fo:wrap-option="wrap"/>
    </style:style>
    <style:style style:name="gr12" style:family="graphic" style:parent-style-name="standard">
      <style:graphic-properties draw:stroke="solid" svg:stroke-width="0.071cm" svg:stroke-color="#4f81bd" draw:fill="non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svg:stroke-width="0.071cm" svg:stroke-color="#3a5f8b" draw:marker-end="Arrow" draw:fill-color="#00ffff" draw:auto-grow-height="false" fo:padding-top="0.16cm" fo:padding-bottom="0.16cm" fo:padding-left="0.285cm" fo:padding-right="0.28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text-align="center" fo:text-indent="0cm" style:punctuation-wrap="hanging"/>
      <style:text-properties fo:font-size="18pt" fo:hyphenate="false"/>
    </style:style>
    <style:style style:name="P5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align="center" fo:text-indent="0cm" style:punctuation-wrap="hanging" style:writing-mode="lr-tb"/>
      <style:text-properties fo:font-size="18pt" fo:hyphenate="false"/>
    </style:style>
    <style:style style:name="P8" style:family="paragraph">
      <style:paragraph-properties fo:text-align="center" style:punctuation-wrap="hanging"/>
    </style:style>
    <style:style style:name="P9" style:family="paragraph">
      <style:paragraph-properties fo:text-align="center" style:punctuation-wrap="hanging" style:writing-mode="lr-tb"/>
    </style:style>
    <style:style style:name="P10" style:family="paragraph">
      <style:paragraph-properties fo:text-align="center" style:writing-mode="lr-tb"/>
      <style:text-properties fo:font-size="18pt"/>
    </style:style>
    <style:style style:name="T1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" draw:style-name="gr1" draw:text-style-name="P1" draw:layer="layout" svg:width="8.042cm" svg:height="4.232cm" svg:x="8.76cm" svg:y="2.463cm">
          <draw:image xlink:href="Pictures/10000000000003B300000158F87CFDFD.png" xlink:type="simple" xlink:show="embed" xlink:actuate="onLoad">
            <text:p/>
          </draw:image>
        </draw:frame>
        <draw:custom-shape draw:name="Rounded Rectangle 28" draw:style-name="gr2" draw:text-style-name="P2" draw:layer="layout" svg:width="8.042cm" svg:height="4.021cm" svg:x="8.68cm" svg:y="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9" draw:style-name="gr3" draw:text-style-name="P4" draw:layer="layout" svg:width="5.529cm" svg:height="1.692cm" svg:x="1.937cm" svg:y="3.802cm">
          <text:p text:style-name="P3"><text:span text:style-name="T1">Forward simulation</text:span><text:span text:style-name="T1"> </text:span></text:p>
          <text:p text:style-name="P3"><text:span text:style-name="T1">Model validation</text:span></text:p>
          <draw:enhanced-geometry svg:viewBox="0 0 21600 21600" draw:type="rectangle" draw:enhanced-path="M 0 0 L 21600 0 21600 21600 0 21600 0 0 Z N"/>
        </draw:custom-shape>
        <draw:custom-shape draw:name="Rectangle 32" draw:style-name="gr4" draw:text-style-name="P4" draw:layer="layout" svg:width="6.132cm" svg:height="1.692cm" svg:x="17.702cm" svg:y="1.858cm">
          <text:p text:style-name="P3"><text:span text:style-name="T1">Auto translation</text:span></text:p>
          <text:p text:style-name="P3"><text:span text:style-name="T1">Export opt problem</text:span></text:p>
          <draw:enhanced-geometry svg:viewBox="0 0 21600 21600" draw:type="rectangle" draw:enhanced-path="M 0 0 L 21600 0 21600 21600 0 21600 0 0 Z N"/>
        </draw:custom-shape>
        <draw:custom-shape draw:name="Rectangle 36" draw:style-name="gr5" draw:text-style-name="P2" draw:layer="layout" svg:width="3.956cm" svg:height="1.025cm" svg:x="10.585cm" svg:y="1.535cm">
          <text:p text:style-name="P5"><text:span text:style-name="T2">BLOM model</text:span></text:p>
          <draw:enhanced-geometry svg:viewBox="0 0 21600 21600" draw:type="rectangle" draw:enhanced-path="M 0 0 L 21600 0 21600 21600 0 21600 0 0 Z N"/>
        </draw:custom-shape>
        <draw:custom-shape draw:name="Rectangle 48" draw:style-name="gr6" draw:text-style-name="P7" draw:layer="layout" svg:width="6.085cm" svg:height="2.645cm" svg:x="17.727cm" svg:y="7.182cm">
          <text:p text:style-name="P6"><text:span text:style-name="T1">Optimization results:</text:span></text:p>
          <text:p text:style-name="P6"><text:span text:style-name="T1">e.g. optimal control, system identif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111cm" svg:height="0.767cm" svg:x="7.488cm" svg:y="4.1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0.761cm" svg:height="1.207cm" svg:x="20.671cm" svg:y="5.9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6.059cm" svg:height="2.18cm" svg:x="17.753cm" svg:y="4.494cm">
          <text:p text:style-name="P9">IPOPT,fmincon,etc.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8" draw:layer="layout" svg:width="0.9cm" svg:height="0.82cm" svg:x="16.731cm" svg:y="2.8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0.761cm" svg:height="0.909cm" svg:x="20.736cm" svg:y="3.5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ounded Rectangle 28" draw:style-name="gr12" draw:text-style-name="P10" draw:layer="layout" svg:width="4.441cm" svg:height="0.978cm" svg:x="11.157cm" svg:y="7.268cm">
          <text:p text:style-name="P10">Problem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8" draw:layer="layout" svg:x1="15.654cm" svg:y1="7.783cm" svg:x2="17.683cm" svg:y2="5.5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1-11T08:25:15.67</meta:creation-date>
    <dc:date>2013-01-11T08:36:53.59</dc:date>
    <meta:editing-duration>PT00H11M38S</meta:editing-duration>
    <meta:editing-cycles>1</meta:editing-cycles>
    <meta:document-statistic meta:object-count="13"/>
    <meta:generator>OpenOffice.org/3.1$Win32 OpenOffice.org_project/310m19$Build-9420</meta:generator>
  </office:meta>
</office:document-meta>
</file>